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1" style:family="graphic" style:parent-style-name="standard">
      <style:graphic-properties draw:stroke="solid" svg:stroke-color="#000000" draw:fill="none" draw:fill-color="#ffffff" fo:min-height="1.803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5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solid" svg:stroke-color="#000000" draw:fill="none" draw:fill-color="#ffffff" fo:min-height="1.9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9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2" style:family="graphic" style:parent-style-name="standard">
      <style:graphic-properties draw:stroke="none" svg:stroke-color="#000000" draw:fill="none" draw:fill-color="#ffffff" fo:min-height="2.925cm"/>
    </style:style>
    <style:style style:name="gr33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18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6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3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19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3.962cm" svg:height="2.053cm" svg:x="42.918cm" svg:y="5.17cm">
          <draw:text-box>
            <text:p><text:span text:style-name="T2">Cycle: </text:span><text:span text:style-name="T9">265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4" draw:text-style-name="P15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4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7" draw:text-style-name="P6" draw:layer="layout" svg:width="13.861cm" svg:height="2.202cm" svg:x="43.019cm" svg:y="24.071cm">
          <draw:text-box>
            <text:p><text:span text:style-name="T2">@: <text:s/></text:span></text:p>
          </draw:text-box>
        </draw:frame>
        <draw:frame draw:style-name="gr28" draw:text-style-name="P16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29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0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1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1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3" draw:text-style-name="P14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3" draw:text-style-name="P14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0.05cm" svg:height="2.202cm" svg:x="43.02cm" svg:y="26.671cm">
          <draw:text-box>
            <text:p><text:span text:style-name="T2">offset: <text:s/></text:span></text:p>
          </draw:text-box>
        </draw:frame>
        <draw:frame draw:style-name="gr27" draw:text-style-name="P6" draw:layer="layout" svg:width="10.05cm" svg:height="2.202cm" svg:x="43.02cm" svg:y="29.271cm">
          <draw:text-box>
            <text:p><text:span text:style-name="T2">set: <text:s/></text:span></text:p>
          </draw:text-box>
        </draw:frame>
        <draw:frame draw:style-name="gr27" draw:text-style-name="P6" draw:layer="layout" svg:width="10.05cm" svg:height="2.202cm" svg:x="43.02cm" svg:y="31.871cm">
          <draw:text-box>
            <text:p><text:span text:style-name="T2">tag: <text:s/></text:span></text:p>
          </draw:text-box>
        </draw:frame>
        <draw:frame draw:style-name="gr24" draw:text-style-name="P17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4" draw:text-style-name="P17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4" draw:text-style-name="P15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4" draw:text-style-name="P15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8" draw:text-style-name="P16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8" draw:text-style-name="P18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8" draw:text-style-name="P16" draw:layer="layout" svg:width="6.708cm" svg:height="1.517cm" svg:x="19.907cm" svg:y="24.878cm">
          <draw:text-box>
            <text:p><text:span text:style-name="T10">0x00000002</text:span></text:p>
          </draw:text-box>
        </draw:frame>
        <draw:frame draw:style-name="gr28" draw:text-style-name="P16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28" draw:text-style-name="P16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8" draw:text-style-name="P18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8" draw:text-style-name="P16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8" draw:text-style-name="P16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8" draw:text-style-name="P16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8" draw:text-style-name="P16" draw:layer="layout" svg:width="6.708cm" svg:height="1.517cm" svg:x="19.907cm" svg:y="28.566cm">
          <draw:text-box>
            <text:p><text:span text:style-name="T10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9:08.302302492</dc:date>
    <meta:editing-duration>PT23H36M40S</meta:editing-duration>
    <meta:editing-cycles>62</meta:editing-cycles>
    <meta:generator>LibreOffice/6.0.6.2$Linux_X86_64 LibreOffice_project/00m0$Build-2</meta:generator>
    <meta:document-statistic meta:object-count="179"/>
  </office:meta>
</office:document-meta>
</file>